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b7211" officeooo:paragraph-rsid="001b7211"/>
    </style:style>
    <style:style style:name="P2" style:family="paragraph" style:parent-style-name="Standard">
      <style:text-properties fo:font-size="18pt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18pt" officeooo:rsid="001b7211" officeooo:paragraph-rsid="001b7211" style:font-size-asian="18pt" style:font-size-complex="18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3">Assignment Name</text:p>
      <text:p text:style-name="P3"/>
      <text:p text:style-name="P3">COMM1030, Sec. 005</text:p>
      <text:p text:style-name="P3"/>
      <text:p text:style-name="P3">Jonathan Riezman</text:p>
      <text:p text:style-name="P3"/>
      <text:p text:style-name="P3">Spring 2021</text:p>
      <text:p text:style-name="P3"/>
      <text:p text:style-name="P3">Dr. Suahn Cho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b7211" officeooo:paragraph-rsid="001b721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Riezman, p. 1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01-24T19:47:18.010457294</meta:creation-date>
    <dc:date>2021-01-24T19:50:18.470122229</dc:date>
    <meta:editing-duration>PT3M</meta:editing-duration>
    <meta:editing-cycles>1</meta:editing-cycles>
    <meta:document-statistic meta:table-count="0" meta:image-count="0" meta:object-count="0" meta:page-count="1" meta:paragraph-count="6" meta:word-count="15" meta:character-count="86" meta:non-whitespace-character-count="77"/>
    <meta:generator>LibreOffice/6.4.6.2$MacOSX_X86_64 LibreOffice_project/0ce51a4fd21bff07a5c061082cc82c5ed232f115</meta:generator>
  </office:meta>
</office:document-meta>
</file>